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Standard">
      <style:text-properties officeooo:paragraph-rsid="0fadcf96"/>
    </style:style>
    <style:style style:name="P59" style:family="paragraph" style:parent-style-name="Footnote">
      <style:text-properties officeooo:paragraph-rsid="0fddbd8c"/>
    </style:style>
    <style:style style:name="P60" style:family="paragraph" style:parent-style-name="Standard">
      <style:text-properties officeooo:paragraph-rsid="0fe28eb1"/>
    </style:style>
    <style:style style:name="P61" style:family="paragraph" style:parent-style-name="Footnote">
      <style:text-properties officeooo:paragraph-rsid="100fd683"/>
    </style:style>
    <style:style style:name="P62" style:family="paragraph" style:parent-style-name="Footnote">
      <style:text-properties officeooo:paragraph-rsid="1017aee8"/>
    </style:style>
    <style:style style:name="P63" style:family="paragraph" style:parent-style-name="Standard">
      <style:text-properties officeooo:paragraph-rsid="102506d2"/>
    </style:style>
    <style:style style:name="P64" style:family="paragraph" style:parent-style-name="Standard">
      <style:text-properties officeooo:paragraph-rsid="1025e89a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c22a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f0ba470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c25489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f0b1ec4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officeooo:rsid="0f5c22ad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officeooo:rsid="0f0dbc04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6" style:family="text">
      <style:text-properties fo:color="#000000" loext:opacity="100%" style:font-name="Liberation Sans" fo:font-size="12pt" style:font-size-asian="12pt" style:font-size-complex="12pt"/>
    </style:style>
    <style:style style:name="T16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6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1" style:family="text">
      <style:text-properties style:use-window-font-color="true" loext:opacity="0%" style:font-name="Liberation Sans" officeooo:rsid="047da547"/>
    </style:style>
    <style:style style:name="T19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6" style:family="text">
      <style:text-properties style:use-window-font-color="true" loext:opacity="0%" style:font-name="Liberation Sans" fo:font-size="12pt" style:font-size-asian="12pt" style:font-size-complex="12pt"/>
    </style:style>
    <style:style style:name="T227" style:family="text">
      <style:text-properties style:use-window-font-color="true" loext:opacity="0%" style:font-name="Liberation Sans" officeooo:rsid="0efd8e5c"/>
    </style:style>
    <style:style style:name="T22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officeooo:rsid="04473353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officeooo:rsid="0aace3cd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officeooo:rsid="0f0ca65a"/>
    </style:style>
    <style:style style:name="T258" style:family="text">
      <style:text-properties officeooo:rsid="0f95a7a0"/>
    </style:style>
    <style:style style:name="T259" style:family="text">
      <style:text-properties officeooo:rsid="0f8f58bd"/>
    </style:style>
    <style:style style:name="T260" style:family="text">
      <style:text-properties style:text-underline-style="none"/>
    </style:style>
    <style:style style:name="T261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32">C</text:span></text:span><text:span text:style-name="Strong_20_Emphasis"><text:span text:style-name="T131">hecklist voor </text:span></text:span><text:span text:style-name="Strong_20_Emphasis"><text:span text:style-name="T133">de installatie</text:span></text:span><text:span text:style-name="Strong_20_Emphasis"><text:span text:style-name="T131"> van </text:span></text:span><text:span text:style-name="Strong_20_Emphasis"><text:span text:style-name="T131"><text:user-field-get text:name="Distro">Ubuntu</text:user-field-get></text:span></text:span><text:span text:style-name="Strong_20_Emphasis"><text:span text:style-name="T131"><text:s/></text:span></text:span><text:span text:style-name="Strong_20_Emphasis"><text:span text:style-name="T138"><text:user-field-get text:name="Version">24.04</text:user-field-get></text:span></text:span><text:span text:style-name="Strong_20_Emphasis"><text:span text:style-name="T135"><text:note text:id="ftn1" text:note-class="footnote"><text:note-citation>1</text:note-citation><text:note-body><text:p text:style-name="P62"><text:span text:style-name="T241">D</text:span><text:span text:style-name="T234">eze </text:span><text:span text:style-name="Strong_20_Emphasis"><text:span text:style-name="T245"><text:user-field-get text:name="Distro">Ubuntu</text:user-field-get></text:span></text:span><text:span text:style-name="T236"><text:s/></text:span><text:span text:style-name="T246"><text:user-field-get text:name="Version">24.04</text:user-field-get></text:span><text:span text:style-name="T246"><text:s/></text:span><text:span text:style-name="Strong_20_Emphasis"><text:span text:style-name="T247"><text:user-field-get text:name="Edition">Server</text:user-field-get></text:span></text:span><text:span text:style-name="T234"><text:s/>(codenaam </text:span><text:span text:style-name="T242">noble</text:span><text:span text:style-name="T234">) van april</text:span><text:span text:style-name="T237"> </text:span><text:span text:style-name="Strong_20_Emphasis"><text:span text:style-name="T248"><text:user-field-get text:name="Releaseyear">2024</text:user-field-get></text:span></text:span><text:span text:style-name="T238"><text:s/></text:span><text:span text:style-name="T241">is een zogenaamde </text:span><text:span text:style-name="T234">LTS-</text:span><text:span text:style-name="T241">versie</text:span><text:span text:style-name="T234"> </text:span><text:span text:style-name="T241">(</text:span><text:span text:style-name="T234">staat voor Long-Term Support, </text:span><text:span text:style-name="T235">langetermijnondersteuning</text:span><text:span text:style-name="T241">)</text:span><text:span text:style-name="T235"> </text:span><text:span text:style-name="T243">en</text:span><text:span text:style-name="T238"> </text:span><text:span text:style-name="T234">wordt gedurende 5 jaar ondersteund tot april 202</text:span><text:span text:style-name="T242">9</text:span><text:span text:style-name="T234">, en met een </text:span><text:span text:style-name="T239">gratis persoonlijk </text:span><text:span text:style-name="T234">Ubuntu </text:span><text:span text:style-name="T240">P</text:span><text:span text:style-name="T234">ro-abonnement gedurende 1</text:span><text:span text:style-name="T244">0</text:span><text:span text:style-name="T234"> jaar tot april 203</text:span><text:span text:style-name="T242">4</text:span><text:span text:style-name="T234">.</text:span></text:p></text:note-body></text:note></text:span></text:span><text:span text:style-name="Strong_20_Emphasis"><text:span text:style-name="T136"><text:s/></text:span></text:span><text:span text:style-name="Strong_20_Emphasis"><text:span text:style-name="T137"><text:user-field-get text:name="Edition">Server</text:user-field-get></text:span></text:span><text:span text:style-name="Strong_20_Emphasis"><text:span text:style-name="T134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57">ONDERSTREEPTE</text:span></text:span><text:span text:style-name="T1"> </text:span><text:span text:style-name="T16">woorden</text:span><text:span text:style-name="T15"> het</text:span><text:span text:style-name="Strong_20_Emphasis"><text:span text:style-name="T177"> </text:span></text:span><text:span text:style-name="Strong_20_Emphasis"><text:span text:style-name="T178">tekstvak</text:span></text:span><text:span text:style-name="T16"> </text:span><text:span text:style-name="T19">in,</text:span><text:span text:style-name="T16"> </text:span><text:span text:style-name="T191">zie </text:span><text:span text:style-name="T227">[</text:span><text:span text:style-name="T191">toelichting</text:span><text:span text:style-name="T227">]</text:span><text:span text:style-name="T16">:</text:span></text:p>
      <text:p text:style-name="P1"><text:span text:style-name="Definition"><text:span text:style-name="T23">GEBRUIKER</text:span></text:span><text:span text:style-name="T199"><text:tab/><text:tab/></text:span><text:span text:style-name="T226"> <text:tab/><text:tab/></text:span><text:span text:style-name="T200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200"><text:tab/> <text:s text:c="2"/></text:span><text:span text:style-name="T201">[</text:span><text:span text:style-name="T202">V</text:span><text:span text:style-name="T194">olledige naam, bijv. </text:span><text:span text:style-name="T195">J</text:span><text:span text:style-name="T224">a</text:span><text:span text:style-name="T195">n </text:span><text:span text:style-name="T224">Jansen</text:span><text:span text:style-name="T225">]</text:span></text:p>
      <text:p text:style-name="P60"><text:span text:style-name="Definition"><text:span text:style-name="T193">g</text:span></text:span><text:span text:style-name="Definition">ebruikersnaam</text:span><text:span text:style-name="Definition"><text:span text:style-name="T260"><text:tab/></text:span></text:span><text:span text:style-name="T192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92"><text:tab/> <text:s text:c="2"/></text:span><text:span text:style-name="T7">[</text:span><text:span text:style-name="T8">K</text:span><text:span text:style-name="T6">orte naam, bijv. </text:span><text:span text:style-name="T142">j</text:span><text:span text:style-name="T143">a</text:span><text:span text:style-name="T142">n</text:span><text:span text:style-name="T144">]</text:span></text:p>
      <text:p text:style-name="P1"><text:span text:style-name="Definition"><text:span text:style-name="T261">server</text:span></text:span><text:span text:style-name="Definition">NAAM</text:span><text:span text:style-name="T203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208">[</text:span><text:span text:style-name="T209">N</text:span><text:span text:style-name="T204">aam van de </text:span><text:span text:style-name="T211">server</text:span><text:span text:style-name="T205">, </text:span><text:span text:style-name="T206">bijv. </text:span><text:span text:style-name="T210">sv</text:span><text:span text:style-name="T207">02</text:span><text:span text:style-name="T208">]</text:span></text:p>
      <text:p text:style-name="P1"><text:span text:style-name="Definition"><text:span text:style-name="T213">GEBRUIKER</text:span></text:span><text:span text:style-name="Definition"><text:span text:style-name="T218"><text:tab/></text:span></text:span><text:span text:style-name="T212"><text:tab/></text:span><text:span text:style-name="T226"> <text:tab/><text:tab/></text:span><text:span text:style-name="T200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200"><text:tab/> <text:s text:c="2"/></text:span><text:span text:style-name="T201">[</text:span><text:span text:style-name="T202">V</text:span><text:span text:style-name="T194">olledige naam </text:span><text:span text:style-name="T198">evt. 2</text:span><text:span text:style-name="T228">e</text:span><text:span text:style-name="T196"> gebruiker</text:span><text:span text:style-name="T197">]</text:span></text:p>
      <text:p text:style-name="P60"><text:span text:style-name="Definition"><text:span text:style-name="T213">GEBRUIKERSN</text:span></text:span><text:span text:style-name="Definition"><text:span text:style-name="T214">aa</text:span></text:span><text:span text:style-name="Definition"><text:span text:style-name="T213">M</text:span></text:span><text:span text:style-name="Definition"><text:span text:style-name="T218"><text:tab/></text:span></text:span><text:span text:style-name="T192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92"><text:tab/> <text:s text:c="2"/></text:span><text:span text:style-name="T216">[</text:span><text:span text:style-name="T217">K</text:span><text:span text:style-name="T215">orte naam</text:span><text:span text:style-name="T219"> </text:span><text:span text:style-name="T220">e</text:span><text:span text:style-name="T221">vt. 2</text:span><text:span text:style-name="T229">e</text:span><text:span text:style-name="T221"> </text:span><text:span text:style-name="T222">gebruiker</text:span><text:span text:style-name="T223">]</text:span></text:p>
      <text:p text:style-name="P1"><text:span text:style-name="T145">Vervang </text:span><text:span text:style-name="T149">de</text:span><text:span text:style-name="T145"> </text:span><text:span text:style-name="Definition"><text:span text:style-name="T24">ONDERSTREEPTE</text:span></text:span><text:span text:style-name="T145"> </text:span><text:span text:style-name="T146">woorden </text:span><text:span text:style-name="T145">in deze checklist door </text:span><text:span text:style-name="T149">d</text:span><text:span text:style-name="T150">i</text:span><text:span text:style-name="T149">e </text:span><text:span text:style-name="T148">in </text:span><text:span text:style-name="T150">het</text:span><text:span text:style-name="Strong_20_Emphasis"><text:span text:style-name="T55"> </text:span></text:span><text:span text:style-name="Strong_20_Emphasis"><text:span text:style-name="T60">tekstvak</text:span></text:span><text:span text:style-name="T145">.</text:span></text:p>
      <text:p text:style-name="P32"/>
      <text:p text:style-name="P32"/>
      <text:p text:style-name="P2"><text:span text:style-name="T160">Nog niet op Linux?</text:span><text:span text:style-name="T152"><text:tab/></text:span><text:span text:style-name="Strong_20_Emphasis"><text:span text:style-name="T64"><draw:control text:anchor-type="as-char" draw:z-index="15" draw:name="Vorm3" draw:style-name="gr1" draw:text-style-name="P72" svg:width="0.35cm" svg:height="0.35cm" draw:control="control14"/></text:span></text:span><text:span text:style-name="T155"><text:tab/></text:span><text:span text:style-name="T156">G</text:span><text:span text:style-name="T153">ebruik </text:span><text:span text:style-name="Strong_20_Emphasis"><text:span text:style-name="T163">Checklist </text:span></text:span><text:span text:style-name="Strong_20_Emphasis"><text:span text:style-name="T164">overzetten</text:span></text:span><text:span text:style-name="T153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54"> onder </text:span><text:span text:style-name="T161">Linux</text:span><text:span text:style-name="T147">.</text:span></text:p>
      <text:p text:style-name="P2"><text:span text:style-name="T158">Nieuwe installatie?</text:span><text:span text:style-name="T147"><text:tab/></text:span><text:span text:style-name="Strong_20_Emphasis"><text:span text:style-name="T64"><draw:control text:anchor-type="as-char" draw:z-index="16" draw:name="Vorm 2" draw:style-name="gr1" draw:text-style-name="P72" svg:width="0.35cm" svg:height="0.35cm" draw:control="control15"/></text:span></text:span><text:span text:style-name="T157"><text:tab/></text:span><text:span text:style-name="T156">B</text:span><text:span text:style-name="T147">egin bij hoofdstuk </text:span><text:span text:style-name="T158"><text:bookmark-ref text:reference-format="page" text:ref-name="__RefNumPara__4009_1271708128">2</text:bookmark-ref></text:span><text:span text:style-name="T147"><text:s text:c="2"/></text:span><text:span text:style-name="T159"><text:bookmark-ref text:reference-format="text" text:ref-name="__RefNumPara__4009_1271708128">Installatie uitvoeren</text:bookmark-ref></text:span><text:span text:style-name="T151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63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63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85">E</text:span></text:span><text:span text:style-name="User_20_Entry"><text:span text:style-name="T101">v</text:span></text:span><text:span text:style-name="User_20_Entry"><text:span text:style-name="T102">en</text:span></text:span><text:span text:style-name="User_20_Entry"><text:span text:style-name="T104">t</text:span></text:span><text:span text:style-name="User_20_Entry"><text:span text:style-name="T105">uele </text:span></text:span><text:span text:style-name="User_20_Entry"><text:span text:style-name="T106">extra </text:span></text:span><text:span text:style-name="Definition"><text:span text:style-name="T255">gebruiker</text:span></text:span><text:span text:style-name="User_20_Entry"><text:span text:style-name="T96">s</text:span></text:span><text:span text:style-name="User_20_Entry"><text:span text:style-name="T106"> aanmelden </text:span></text:span><text:span text:style-name="User_20_Entry"><text:span text:style-name="T107">en dezelfde stappen uitvoeren</text:span></text:span><text:span text:style-name="User_20_Entry"><text:span text:style-name="T103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83"><draw:control text:anchor-type="as-char" draw:z-index="17" draw:name="Vorm 3" draw:style-name="gr1" draw:text-style-name="P7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51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84">Type: </text:span></text:span><text:span text:style-name="User_20_Entry"><text:span text:style-name="T122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83"><draw:control text:anchor-type="as-char" draw:z-index="18" draw:name="Vorm 4" draw:style-name="gr1" draw:text-style-name="P7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83"><draw:control text:anchor-type="as-char" draw:z-index="19" draw:name="Vorm 5" draw:style-name="gr1" draw:text-style-name="P72" svg:width="0.35cm" svg:height="0.35cm" draw:control="control18"/></text:span></text:span></text:p>
          </table:table-cell>
          <table:table-cell table:style-name="_31_._5f_Installatie_5f_voorbereiden.D6" office:value-type="string">
            <text:p text:style-name="P63"><text:span text:style-name="Strong_20_Emphasis"><text:span text:style-name="T84">Type: </text:span></text:span><text:span text:style-name="Strong_20_Emphasis"><text:span text:style-name="T12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51"/></text:span></text:p>
          </table:table-cell>
          <table:table-cell table:style-name="_31_._5f_Installatie_5f_voorbereiden.D7" office:value-type="string">
            <text:p text:style-name="P64"><text:span text:style-name="Strong_20_Emphasis"><text:span text:style-name="T54">Kie</text:span></text:span><text:span text:style-name="Strong_20_Emphasis"><text:span text:style-name="T61">s</text:span></text:span><text:span text:style-name="Strong_20_Emphasis"><text:span text:style-name="T54"> </text:span></text:span><text:span text:style-name="Strong_20_Emphasis"><text:span text:style-name="T74">1</text:span></text:span><text:span text:style-name="Strong_20_Emphasis"><text:span text:style-name="T69"> Installatie voorbereiden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62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64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8"><text:span text:style-name="T166">Start de computer op vanaf</text:span><text:span text:style-name="T166"><text:note text:id="ftn3" text:note-class="footnote"><text:note-citation>1</text:note-citation><text:note-body><text:p text:style-name="P59"><text:span text:style-name="T111">B</text:span><text:span text:style-name="T112">ootmenu/</text:span><text:span text:style-name="T111">S</text:span><text:span text:style-name="T112">etup</text:span><text:span text:style-name="T110"> via </text:span><text:span text:style-name="T108">é</text:span><text:span text:style-name="T109">é</text:span><text:span text:style-name="T111">n van de </text:span><text:span text:style-name="Definition"><text:span text:style-name="T113">Veelgebruikte toetsen:</text:span></text:span><text:span text:style-name="Definition"><text:span text:style-name="T114"> </text:span></text:span><text:span text:style-name="User_20_Entry"><text:span text:style-name="T123">Esc</text:span></text:span><text:span text:style-name="User_20_Entry"><text:span text:style-name="T117">,</text:span></text:span><text:span text:style-name="Definition"><text:span text:style-name="T114"> </text:span></text:span><text:span text:style-name="User_20_Entry"><text:span text:style-name="T123">Delete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1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2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9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10</text:span></text:span><text:span text:style-name="User_20_Entry"><text:span text:style-name="T118">,</text:span></text:span><text:span text:style-name="Definition"><text:span text:style-name="T114"> </text:span></text:span><text:span text:style-name="User_20_Entry"><text:span text:style-name="T123">F11</text:span></text:span><text:span text:style-name="User_20_Entry"><text:span text:style-name="T118">,</text:span></text:span><text:span text:style-name="Definition"><text:span text:style-name="T114"> </text:span></text:span><text:span text:style-name="Definition"><text:span text:style-name="T115">o</text:span></text:span><text:span text:style-name="Definition"><text:span text:style-name="T116">f</text:span></text:span><text:span text:style-name="Definition"><text:span text:style-name="T114"> </text:span></text:span><text:span text:style-name="User_20_Entry"><text:span text:style-name="T123">F12</text:span></text:span><text:span text:style-name="User_20_Entry"><text:span text:style-name="T118">.</text:span></text:span></text:p></text:note-body></text:note></text:span><text:span text:style-name="T166"> </text:span><text:span text:style-name="T169">een </text:span><text:span text:style-name="Strong_20_Emphasis"><text:span text:style-name="T140"><text:user-field-get text:name="Distro">Ubuntu</text:user-field-get></text:span></text:span><text:span text:style-name="T165"><text:s/></text:span><text:span text:style-name="T141"><text:user-field-get text:name="Version">24.04</text:user-field-get></text:span><text:span text:style-name="T141"><text:s/></text:span><text:span text:style-name="Strong_20_Emphasis"><text:span text:style-name="T78"><text:user-field-get text:name="Edition">Server</text:user-field-get></text:span></text:span><text:span text:style-name="Strong_20_Emphasis"><text:span text:style-name="T78"><text:s/></text:span></text:span><text:span text:style-name="T79">Live</text:span><text:span text:style-name="T79"><text:note text:id="ftn4" text:note-class="footnote"><text:note-citation>2</text:note-citation><text:note-body><text:p text:style-name="P57"><text:span text:style-name="T230">Vanaf een </text:span><text:span text:style-name="T258">L</text:span><text:span text:style-name="T230">ive </text:span><text:span text:style-name="T259">USB</text:span><text:span text:style-name="T233">-stick</text:span><text:span text:style-name="T21"> </text:span><text:span text:style-name="T230">kunt u opstarten en </text:span><text:span text:style-name="T17">met 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T230">werken zonder enige bestanden op de harde schijf te wijzigen en maakt ook installatie van 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T230">mogelijk.</text:span></text:p></text:note-body></text:note></text:span><text:span text:style-name="T79"> </text:span><text:span text:style-name="T82">USB</text:span><text:span text:style-name="T80">-stick</text:span><text:span text:style-name="T80"><text:note text:id="ftn5" text:note-class="footnote"><text:note-citation>3</text:note-citation><text:note-body><text:p text:style-name="P61"><text:span text:style-name="Strong_20_Emphasis"><text:span text:style-name="T95">Maak een opstartbare USB-stick</text:span></text:span><text:span text:style-name="Strong_20_Emphasis"><text:span text:style-name="T91">:<text:line-break/></text:span></text:span><text:span text:style-name="Strong_20_Emphasis"><text:span text:style-name="T86">Download </text:span></text:span><text:span text:style-name="Strong_20_Emphasis"><text:span text:style-name="T87">een </text:span></text:span><text:span text:style-name="Strong_20_Emphasis"><text:span text:style-name="T98"><text:user-field-get text:name="Distro">Ubuntu</text:user-field-get></text:span></text:span><text:span text:style-name="Strong_20_Emphasis"><text:span text:style-name="T98"><text:s/></text:span></text:span><text:span text:style-name="Strong_20_Emphasis"><text:span text:style-name="T98"><text:user-field-get text:name="Edition">Server</text:user-field-get></text:span></text:span><text:span text:style-name="Strong_20_Emphasis"><text:span text:style-name="T99"><text:s/></text:span></text:span><text:span text:style-name="Strong_20_Emphasis"><text:span text:style-name="T98"><text:user-field-get text:name="Version">24.04</text:user-field-get></text:span></text:span><text:span text:style-name="Strong_20_Emphasis"><text:span text:style-name="T98"><text:s/></text:span></text:span><text:span text:style-name="Strong_20_Emphasis"><text:span text:style-name="T100">LTS </text:span></text:span><text:span text:style-name="Strong_20_Emphasis"><text:span text:style-name="T92">CD</text:span></text:span><text:span text:style-name="Strong_20_Emphasis"><text:span text:style-name="T94">-beeldbestand</text:span></text:span><text:span text:style-name="Strong_20_Emphasis"><text:span text:style-name="T88"> </text:span></text:span><text:span text:style-name="Strong_20_Emphasis"><text:span text:style-name="T89">(.iso) </text:span></text:span><text:span text:style-name="Strong_20_Emphasis"><text:span text:style-name="T88">vanaf </text:span></text:span><text:a xlink:type="simple" xlink:href="https://ubuntu.com/download" text:style-name="Internet_20_link" text:visited-style-name="Visited_20_Internet_20_Link"><text:span text:style-name="Strong_20_Emphasis"><text:span text:style-name="T232">ubuntu.com/download</text:span></text:span></text:a><text:span text:style-name="Strong_20_Emphasis"><text:span text:style-name="T88">.</text:span></text:span><text:span text:style-name="Strong_20_Emphasis"><text:span text:style-name="T90"><text:line-break/>De </text:span></text:span><text:span text:style-name="Strong_20_Emphasis"><text:span text:style-name="T93">ver</text:span></text:span><text:span text:style-name="Strong_20_Emphasis"><text:span text:style-name="T90">volgstappen staan beschreven in </text:span></text:span><text:span text:style-name="Strong_20_Emphasis"><text:span text:style-name="T97">Linux informatie</text:span></text:span><text:span text:style-name="Strong_20_Emphasis"><text:span text:style-name="T90">, te vinden op </text:span></text:span><text:a xlink:type="simple" xlink:href="https://karelzimmer.nl/" text:style-name="Internet_20_link" text:visited-style-name="Visited_20_Internet_20_Link"><text:span text:style-name="Strong_20_Emphasis"><text:span text:style-name="T231">karelzimmer.nl</text:span></text:span></text:a><text:span text:style-name="Strong_20_Emphasis"><text:span text:style-name="T90">, onder </text:span></text:span><text:span text:style-name="Strong_20_Emphasis"><text:span text:style-name="T97">Linux</text:span></text:span><text:span text:style-name="Strong_20_Emphasis"><text:span text:style-name="T90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1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70">Try or Install Ubuntu </text:span></text:span><text:span text:style-name="Strong_20_Emphasis"><text:span text:style-name="T71">Server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41">V</text:span></text:span><text:span text:style-name="Strong_20_Emphasis"><text:span text:style-name="T42">olg de aanwijzingen </text:span></text:span><text:span text:style-name="Strong_20_Emphasis"><text:span text:style-name="T43">op de </text:span></text:span><text:span text:style-name="Strong_20_Emphasis"><text:span text:style-name="T44">installatie</text:span></text:span><text:span text:style-name="Strong_20_Emphasis"><text:span text:style-name="T43">schermen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83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67">Kies</text:span><text:span text:style-name="T168"> </text:span><text:span text:style-name="T170">Nederlands</text:span><text:span text:style-name="Strong_20_Emphasis"><text:span text:style-name="T52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51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88">Bij</text:span><text:span text:style-name="T180"> </text:span><text:span text:style-name="Strong_20_Emphasis"><text:span text:style-name="T186">Profile setup</text:span></text:span><text:span text:style-name="T180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85">V</text:span><text:span text:style-name="T181">ul </text:span><text:span text:style-name="T182">in </text:span><text:span text:style-name="Strong_20_Emphasis"><text:span text:style-name="T186">Your</text:span></text:span><text:span text:style-name="Strong_20_Emphasis"><text:span text:style-name="T183"> n</text:span></text:span><text:span text:style-name="Strong_20_Emphasis"><text:span text:style-name="T184">a</text:span></text:span><text:span text:style-name="Strong_20_Emphasis"><text:span text:style-name="T186">me</text:span></text:span><text:span text:style-name="Strong_20_Emphasis"><text:span text:style-name="T173"> </text:span></text:span><text:span text:style-name="Definition"><text:span text:style-name="T4">gebruiker</text:span></text:span><text:span text:style-name="Strong_20_Emphasis"><text:span text:style-name="T174">, <text:line-break/></text:span></text:span><text:span text:style-name="Strong_20_Emphasis"><text:span text:style-name="T186">Your server</text:span></text:span><text:span text:style-name="Strong_20_Emphasis"><text:span text:style-name="T189">'</text:span></text:span><text:span text:style-name="Strong_20_Emphasis"><text:span text:style-name="T190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3">,<text:line-break/></text:span></text:span><text:span text:style-name="Strong_20_Emphasis"><text:span text:style-name="T187">Pick a username</text:span></text:span><text:span text:style-name="Strong_20_Emphasis"><text:span text:style-name="T173"> </text:span></text:span><text:span text:style-name="Definition"><text:span text:style-name="T4">gebruikersnaam</text:span></text:span><text:span text:style-name="Strong_20_Emphasis"><text:span text:style-name="T173">, </text:span></text:span><text:span text:style-name="Strong_20_Emphasis"><text:span text:style-name="T176">en</text:span></text:span><text:span text:style-name="Strong_20_Emphasis"><text:span text:style-name="T173"><text:line-break/></text:span></text:span><text:span text:style-name="Strong_20_Emphasis"><text:span text:style-name="T175">g</text:span></text:span><text:span text:style-name="Strong_20_Emphasis"><text:span text:style-name="T172">eef tweemaal een </text:span></text:span><text:span text:style-name="Strong_20_Emphasis"><text:span text:style-name="T179">wachtwoord</text:span></text:span><text:span text:style-name="Strong_20_Emphasis"><text:span text:style-name="T172">.</text:span></text:span></text:p>
          </table:table-cell>
        </table:table-row>
      </table:table>
      <text:p text:style-name="P33"><text:span text:style-name="Strong_20_Emphasis"><text:span text:style-name="T65"/></text:span></text:p>
      <text:list text:continue-numbering="true" text:style-name="L1">
        <text:list-item>
          <text:p text:style-name="P66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34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64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5"><text:span text:style-name="Strong_20_Emphasis"><text:span text:style-name="T66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83"><draw:control text:anchor-type="as-char" draw:z-index="20" draw:name="Vorm4" draw:style-name="gr1" draw:text-style-name="P72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3"><text:span text:style-name="Strong_20_Emphasis"><text:span text:style-name="T84">Type: </text:span></text:span><text:span text:style-name="User_20_Entry"><text:span text:style-name="T122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5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83"><draw:control text:anchor-type="as-char" draw:z-index="21" draw:name="Vorm 7" draw:style-name="gr1" draw:text-style-name="P72" svg:width="0.35cm" svg:height="0.35cm" draw:control="control20"/></text:span></text:span></text:p>
          </table:table-cell>
          <table:table-cell table:style-name="_33_._5f_Installatie_5f_afronden.C6" office:value-type="string">
            <text:p text:style-name="P63"><text:span text:style-name="Strong_20_Emphasis"><text:span text:style-name="T84">Type: </text:span></text:span><text:span text:style-name="Strong_20_Emphasis"><text:span text:style-name="T124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51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54">Kie</text:span></text:span><text:span text:style-name="Strong_20_Emphasis"><text:span text:style-name="T62">s</text:span></text:span><text:span text:style-name="Strong_20_Emphasis"><text:span text:style-name="T56"> </text:span></text:span><text:span text:style-name="Strong_20_Emphasis"><text:span text:style-name="T75">3</text:span></text:span><text:span text:style-name="Strong_20_Emphasis"><text:span text:style-name="T68"> Installatie afronden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</table:table>
      <text:p text:style-name="P34"><text:span text:style-name="Strong_20_Emphasis"><text:span text:style-name="T47"><text:tab/></text:span></text:span></text:p>
      <text:p text:style-name="P35"><text:span text:style-name="Strong_20_Emphasis"><text:span text:style-name="T57"/></text:span></text:p>
      <text:p text:style-name="P36"><text:span text:style-name="Strong_20_Emphasis"><text:span text:style-name="T54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64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64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58"><text:note text:id="ftn6" text:note-class="footnote"><text:note-citation>1</text:note-citation><text:note-body><text:p text:style-name="P44"><text:span text:style-name="User_20_Entry"><text:span text:style-name="T119">E</text:span></text:span><text:span text:style-name="User_20_Entry"><text:span text:style-name="T121">ventuele extra </text:span></text:span><text:span text:style-name="Definition"><text:span text:style-name="T256">gebruiker</text:span></text:span><text:span text:style-name="User_20_Entry"><text:span text:style-name="T120">s</text:span></text:span><text:span text:style-name="User_20_Entry"><text:span text:style-name="T121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83"><draw:control text:anchor-type="as-char" draw:z-index="22" draw:name="Vorm 8" draw:style-name="gr1" draw:text-style-name="P72" svg:width="0.35cm" svg:height="0.35cm" draw:control="control21"/></text:span></text:span></text:p>
          </table:table-cell>
          <table:table-cell table:style-name="Tabel2.A1" office:value-type="string">
            <text:p text:style-name="P54"><text:span text:style-name="Strong_20_Emphasis"><text:span text:style-name="T83"><draw:control text:anchor-type="as-char" draw:z-index="23" draw:name="Vorm 9" draw:style-name="gr1" draw:text-style-name="P72" svg:width="0.35cm" svg:height="0.35cm" draw:control="control22"/></text:span></text:span></text:p>
          </table:table-cell>
          <table:table-cell table:style-name="Tabel2.D3" office:value-type="string">
            <text:p text:style-name="P63"><text:span text:style-name="Strong_20_Emphasis"><text:span text:style-name="T84">Type: </text:span></text:span><text:span text:style-name="Strong_20_Emphasis"><text:span text:style-name="T124">kz menu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4" office:value-type="string">
            <text:p text:style-name="Text_20_body"><text:span text:style-name="Strong_20_Emphasis"><text:span text:style-name="T54">Kie</text:span></text:span><text:span text:style-name="Strong_20_Emphasis"><text:span text:style-name="T62">s</text:span></text:span><text:span text:style-name="Strong_20_Emphasis"><text:span text:style-name="T56"> </text:span></text:span><text:span text:style-name="Strong_20_Emphasis"><text:span text:style-name="T76">4</text:span></text:span><text:span text:style-name="Strong_20_Emphasis"><text:span text:style-name="T67"> Gebruiker inrichten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53">olg </text:span></text:span><text:span text:style-name="Strong_20_Emphasis"><text:span text:style-name="T54">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31"/>
      <text:p text:style-name="P23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Strong_20_Emphasis"><text:span text:style-name="T139"><text:user-field-get text:name="Distro">Ubuntu</text:user-field-get></text:span></text:span><text:span text:style-name="T129"><text:s/></text:span><text:span text:style-name="T130"><text:user-field-get text:name="Version">24.04</text:user-field-get></text:span><text:span text:style-name="T130"><text:s/></text:span><text:span text:style-name="Strong_20_Emphasis"><text:span text:style-name="T77"><text:user-field-get text:name="Edition">Server</text:user-field-get></text:span></text:span><text:span text:style-name="Strong_20_Emphasis"><text:span text:style-name="T77"><text:s/></text:span></text:span><text:span text:style-name="T127">is voltooid.</text:span></text:p>
      <text:p text:style-name="P7"/>
      <text:list text:style-name="L2">
        <text:list-header>
          <text:p text:style-name="P70"><text:span text:style-name="Emphasis"><text:span text:style-name="T250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1">Karel Zimmer</text:span></text:span></text:a><text:span text:style-name="Emphasis"><text:span text:style-name="T252">.</text:span></text:span></text:p>
          <text:p text:style-name="P71"><text:span text:style-name="Emphasis"><text:span text:style-name="T252">C</text:span></text:span><text:span text:style-name="Emphasis"><text:span text:style-name="T253">C0</text:span></text:span><text:span text:style-name="Emphasis"><text:span text:style-name="T252"> 1.0 </text:span></text:span><text:span text:style-name="Emphasis"><text:span text:style-name="T254">Universeel</text:span></text:span><text:span text:style-name="Emphasis"><text:span text:style-name="T252"> </text:span></text:span><text:span text:style-name="Emphasis"><text:span text:style-name="T249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9"><text:s/></text:span></text:span><text:span text:style-name="Emphasis"><text:span text:style-name="T249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9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25T09:00:29.620902752">25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subject>Installatie PC software</dc:subject>
    <meta:initial-creator>Karel Zimmer</meta:initial-creator>
    <meta:creation-date>1995-11-21T17:41:00</meta:creation-date>
    <dc:date>2024-05-25T09:00:29.487180161</dc:date>
    <meta:keyword>Installatie</meta:keyword>
    <meta:keyword>Checklist</meta:keyword>
    <meta:keyword>Linux</meta:keyword>
    <meta:editing-cycles>6864</meta:editing-cycles>
    <meta:editing-duration>P12DT6H38M5S</meta:editing-duration>
    <dc:creator>Karel Zimmer</dc:creator>
    <meta:document-statistic meta:table-count="4" meta:image-count="2" meta:object-count="0" meta:page-count="4" meta:paragraph-count="64" meta:word-count="370" meta:character-count="2594" meta:non-whitespace-character-count="2238"/>
    <meta:user-defined meta:name="Info 1"/>
    <meta:user-defined meta:name="Info 2"/>
    <meta:user-defined meta:name="Info 3"/>
    <meta:user-defined meta:name="Info 4"/>
  </office:meta>
</office:document-meta>
</file>